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eX Gyre Bonum" svg:font-family="'TeX Gyre Bonum'" style:font-pitch="variable"/>
    <style:font-face style:name="TeX Gyre Pagella" svg:font-family="'TeX Gyre Pagella'" style:font-pitch="variable"/>
  </office:font-face-decls>
  <office:automatic-styles>
    <style:style style:name="Presentations" style:family="table">
      <style:table-properties style:width="5.75in" table:align="center"/>
    </style:style>
    <style:style style:name="Presentations.A" style:family="table-column">
      <style:table-column-properties style:column-width="0.8125in"/>
    </style:style>
    <style:style style:name="Presentations.B" style:family="table-column">
      <style:table-column-properties style:column-width="4.9375in"/>
    </style:style>
    <style:style style:name="Presentations.1" style:family="table-row">
      <style:table-row-properties style:min-row-height="0.7in"/>
    </style:style>
    <style:style style:name="Presentations.A1" style:family="table-cell">
      <style:table-cell-properties fo:padding-left="0.0201in" fo:padding-right="0.1in" fo:padding-top="0.0201in" fo:padding-bottom="0.0201in" fo:border="none" style:writing-mode="page"/>
    </style:style>
    <style:style style:name="Presentations.B1" style:family="table-cell">
      <style:table-cell-properties fo:padding="0.0201in" fo:border="none" style:writing-mode="page"/>
    </style:style>
    <style:style style:name="P1" style:family="paragraph" style:parent-style-name="Standard">
      <style:paragraph-properties fo:text-align="center" style:justify-single-word="false"/>
      <style:text-properties style:font-name="TeX Gyre Pagella" fo:font-size="14pt" officeooo:rsid="0011e4ef" officeooo:paragraph-rsid="0011e4ef" style:font-size-asian="14pt" style:font-size-complex="14pt"/>
    </style:style>
    <style:style style:name="P2" style:family="paragraph" style:parent-style-name="Standard">
      <style:paragraph-properties fo:text-align="center" style:justify-single-word="false"/>
      <style:text-properties style:font-name="TeX Gyre Pagella" fo:font-size="16pt" officeooo:rsid="0011e4ef" officeooo:paragraph-rsid="0011e4ef" style:font-size-asian="16pt" style:font-size-complex="16pt"/>
    </style:style>
    <style:style style:name="P3" style:family="paragraph" style:parent-style-name="Standard">
      <style:paragraph-properties fo:text-align="center" style:justify-single-word="false"/>
      <style:text-properties style:font-name="TeX Gyre Pagella" officeooo:rsid="0011e4ef" officeooo:paragraph-rsid="0011e4ef"/>
    </style:style>
    <style:style style:name="P4" style:family="paragraph" style:parent-style-name="Standard">
      <style:paragraph-properties fo:text-align="center" style:justify-single-word="false"/>
      <style:text-properties style:font-name="TeX Gyre Pagella" fo:font-style="italic" officeooo:rsid="0011e4ef" officeooo:paragraph-rsid="0011e4ef" style:font-style-asian="italic" style:font-style-complex="italic"/>
    </style:style>
    <style:style style:name="P5" style:family="paragraph" style:parent-style-name="Standard">
      <style:paragraph-properties fo:text-align="center" style:justify-single-word="false"/>
      <style:text-properties style:font-name="TeX Gyre Pagella" fo:font-weight="bold" officeooo:rsid="0011e4ef" officeooo:paragraph-rsid="0011e4ef" style:font-weight-asian="bold" style:font-weight-complex="bold"/>
    </style:style>
    <style:style style:name="P6" style:family="paragraph" style:parent-style-name="Standard">
      <style:text-properties style:font-name="TeX Gyre Pagella" officeooo:rsid="0011e4ef" officeooo:paragraph-rsid="0011e4ef"/>
    </style:style>
    <style:style style:name="P7" style:family="paragraph" style:parent-style-name="Table_20_Contents">
      <style:paragraph-properties fo:text-align="end" style:justify-single-word="false"/>
      <style:text-properties style:font-name="TeX Gyre Pagella" officeooo:rsid="0011e4ef" officeooo:paragraph-rsid="0011e4ef"/>
    </style:style>
    <style:style style:name="P8" style:family="paragraph" style:parent-style-name="Table_20_Contents">
      <style:text-properties style:font-name="TeX Gyre Pagella" officeooo:rsid="0011e4ef" officeooo:paragraph-rsid="0011e4ef"/>
    </style:style>
    <style:style style:name="T1" style:family="text">
      <style:text-properties officeooo:rsid="0012a111"/>
    </style:style>
    <style:style style:name="T2" style:family="text">
      <style:text-properties officeooo:rsid="0016d3c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mputer Science Research Lab</text:p>
      <text:p text:style-name="P2">Senior Proposal Presentation<text:span text:style-name="T1">s</text:span></text:p>
      <text:p text:style-name="P3"/>
      <text:p text:style-name="P4">Academy of Technology</text:p>
      <text:p text:style-name="P5">September 22, 2025</text:p>
      <text:p text:style-name="P3"/>
      <text:p text:style-name="P6"/>
      <text:p text:style-name="P6"/>
      <table:table table:name="Presentations" table:style-name="Presentations">
        <table:table-column table:style-name="Presentations.A"/>
        <table:table-column table:style-name="Presentations.B"/>
        <table:table-row table:style-name="Presentations.1">
          <table:table-cell table:style-name="Presentations.A1" office:value-type="string">
            <text:p text:style-name="P7">9:40</text:p>
          </table:table-cell>
          <table:table-cell table:style-name="Presentations.B1" office:value-type="string">
            <text:p text:style-name="P8"><text:span text:style-name="T2">AI</text:span> Closet – <text:span text:style-name="T2">Intelligent </text:span>wardrobe inventory and outfit selector</text:p>
            <text:p text:style-name="P8">Alexander Fleenor</text:p>
            <text:p text:style-name="P8">Dr. Shapiro, Advisor</text:p>
          </table:table-cell>
        </table:table-row>
        <table:table-row table:style-name="Presentations.1">
          <table:table-cell table:style-name="Presentations.A1" office:value-type="string">
            <text:p text:style-name="P7">9:50</text:p>
          </table:table-cell>
          <table:table-cell table:style-name="Presentations.B1" office:value-type="string">
            <text:p text:style-name="P8">NutSolver – Optimal multiplayer poker strategies</text:p>
            <text:p text:style-name="P8">Brian Tay</text:p>
            <text:p text:style-name="P8">Dr. White, Advisor</text:p>
          </table:table-cell>
        </table:table-row>
        <table:table-row table:style-name="Presentations.1">
          <table:table-cell table:style-name="Presentations.A1" office:value-type="string">
            <text:p text:style-name="P7">10:00</text:p>
          </table:table-cell>
          <table:table-cell table:style-name="Presentations.B1" office:value-type="string">
            <text:p text:style-name="P8">TBA</text:p>
            <text:p text:style-name="P8">Joey N</text:p>
            <text:p text:style-name="P8">Dr. Shapiro, Advisor</text:p>
          </table:table-cell>
        </table:table-row>
        <table:table-row table:style-name="Presentations.1">
          <table:table-cell table:style-name="Presentations.A1" office:value-type="string">
            <text:p text:style-name="P7">10:10</text:p>
          </table:table-cell>
          <table:table-cell table:style-name="Presentations.B1" office:value-type="string">
            <text:p text:style-name="P8">Detecting bias in AI-based reviewers</text:p>
            <text:p text:style-name="P8">Jahnavi Singh</text:p>
            <text:p text:style-name="P8">Dr. White, Advisor</text:p>
          </table:table-cell>
        </table:table-row>
        <table:table-row table:style-name="Presentations.1">
          <table:table-cell table:style-name="Presentations.A1" office:value-type="string">
            <text:p text:style-name="P7">10:30</text:p>
          </table:table-cell>
          <table:table-cell table:style-name="Presentations.B1" office:value-type="string">
            <text:p text:style-name="P8">Processing power-efficient multi-agent pathfinding algorithm<text:line-break/>Ben Shaffley<text:line-break/>Dr. Shapiro, Advisor</text:p>
          </table:table-cell>
        </table:table-row>
        <table:table-row table:style-name="Presentations.1">
          <table:table-cell table:style-name="Presentations.A1" office:value-type="string">
            <text:p text:style-name="P7">10:40</text:p>
          </table:table-cell>
          <table:table-cell table:style-name="Presentations.B1" office:value-type="string">
            <text:p text:style-name="P8">Wildfire risk prediction using vegetation stress<text:line-break/>Rhea Nirmal<text:line-break/>Dr. White, Advisor</text:p>
          </table:table-cell>
        </table:table-row>
        <table:table-row table:style-name="Presentations.1">
          <table:table-cell table:style-name="Presentations.A1" office:value-type="string">
            <text:p text:style-name="P7">10:20</text:p>
          </table:table-cell>
          <table:table-cell table:style-name="Presentations.B1" office:value-type="string">
            <text:p text:style-name="P8">AI-Drive browser extension to reduce content scrolling<text:line-break/>Ethan Lio<text:span text:style-name="T1">n</text:span>top<text:line-break/>Dr. Shapiro, Advisor</text:p>
          </table:table-cell>
        </table:table-row>
        <table:table-row table:style-name="Presentations.1">
          <table:table-cell table:style-name="Presentations.A1" office:value-type="string">
            <text:p text:style-name="P7">10:50</text:p>
          </table:table-cell>
          <table:table-cell table:style-name="Presentations.B1" office:value-type="string">
            <text:p text:style-name="P8">Music <text:span text:style-name="T2">t</text:span>herapy <text:span text:style-name="T2">g</text:span>enerator<text:line-break/>Brandon Zhang<text:line-break/>Dr. White, Advisor</text:p>
          </table:table-cell>
        </table:table-row>
        <table:table-row table:style-name="Presentations.1">
          <table:table-cell table:style-name="Presentations.A1" office:value-type="string">
            <text:p text:style-name="P7">11:00</text:p>
          </table:table-cell>
          <table:table-cell table:style-name="Presentations.B1" office:value-type="string">
            <text:p text:style-name="P8">Real-time monitoring of Windows registry in volatile memory<text:line-break/>Anik Bakshi and Arush Bodla<text:line-break/>Drs. Shapiro and White, advisors</text:p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eX Gyre Bonum" svg:font-family="'TeX Gyre Bonum'" style:font-pitch="variable"/>
    <style:font-face style:name="TeX Gyre Pagella" svg:font-family="'TeX Gyre Pagella'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21T21:37:55.432809664</meta:creation-date>
    <dc:date>2025-09-22T08:07:55.104716294</dc:date>
    <meta:editing-duration>PT10H29M55S</meta:editing-duration>
    <meta:editing-cycles>7</meta:editing-cycles>
    <meta:generator>LibreOffice/24.8.7.2$Linux_X86_64 LibreOffice_project/480$Build-2</meta:generator>
    <meta:print-date>2025-09-21T21:52:49.218377595</meta:print-date>
    <meta:document-statistic meta:table-count="1" meta:image-count="0" meta:object-count="0" meta:page-count="1" meta:paragraph-count="30" meta:word-count="120" meta:character-count="848" meta:non-whitespace-character-count="756"/>
  </office:meta>
</office:document-meta>
</file>